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rsid="0007b881" officeooo:paragraph-rsid="0007b881"/>
    </style:style>
    <style:style style:name="P2" style:family="paragraph" style:parent-style-name="Text_20_body">
      <style:text-properties fo:font-weight="bold" officeooo:rsid="0007b881" officeooo:paragraph-rsid="0007b881" style:font-weight-asian="bold" style:font-weight-complex="bold"/>
    </style:style>
    <style:style style:name="P3" style:family="paragraph" style:parent-style-name="Text_20_body">
      <style:text-properties fo:font-weight="normal" officeooo:rsid="0007b881" officeooo:paragraph-rsid="0007b881" style:font-weight-asian="normal" style:font-weight-complex="normal"/>
    </style:style>
    <style:style style:name="P4" style:family="paragraph" style:parent-style-name="Text_20_body">
      <style:text-properties style:text-underline-style="solid" style:text-underline-width="auto" style:text-underline-color="font-color" fo:font-weight="normal" officeooo:rsid="0007b881" officeooo:paragraph-rsid="0007b881" style:font-weight-asian="normal" style:font-weight-complex="normal"/>
    </style:style>
    <style:style style:name="P5" style:family="paragraph" style:parent-style-name="Text_20_body">
      <style:text-properties style:text-underline-style="solid" style:text-underline-width="auto" style:text-underline-color="font-color" fo:font-weight="normal" officeooo:rsid="0009aa71" officeooo:paragraph-rsid="0009aa71" style:font-weight-asian="normal" style:font-weight-complex="normal"/>
    </style:style>
    <style:style style:name="P6" style:family="paragraph" style:parent-style-name="Text_20_body">
      <style:text-properties style:text-underline-style="solid" style:text-underline-width="auto" style:text-underline-color="font-color" fo:font-weight="bold" officeooo:rsid="0007b881" officeooo:paragraph-rsid="0007b881" style:font-weight-asian="bold" style:font-weight-complex="bold"/>
    </style:style>
    <style:style style:name="P7" style:family="paragraph" style:parent-style-name="Text_20_body">
      <style:text-properties style:text-underline-style="solid" style:text-underline-width="auto" style:text-underline-color="font-color" fo:font-weight="bold" officeooo:rsid="0009aa71" officeooo:paragraph-rsid="0009aa71" style:font-weight-asian="bold" style:font-weight-complex="bold"/>
    </style:style>
    <style:style style:name="P8" style:family="paragraph" style:parent-style-name="Text_20_body">
      <style:text-properties style:text-underline-style="none" fo:font-weight="normal" officeooo:rsid="0007b881" officeooo:paragraph-rsid="0007b881" style:font-weight-asian="normal" style:font-weight-complex="normal"/>
    </style:style>
    <style:style style:name="P9" style:family="paragraph" style:parent-style-name="Title">
      <style:text-properties officeooo:rsid="0007b881" officeooo:paragraph-rsid="0007b881"/>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officeooo:rsid="0008383c"/>
    </style:style>
    <style:style style:name="T4" style:family="text">
      <style:text-properties style:text-underline-style="none" officeooo:rsid="0009aa7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MQP-viestijärjestelmä</text:p>
      <text:p text:style-name="P1"/>
      <text:p text:style-name="P2">Rakenne</text:p>
      <text:p text:style-name="P3">Metkaan on toteutettu AMQP-viestijärjestelmä johon uusien viestien lisääminen tulisi olla kohtuullisen vaivatonta. Järjestelmä koostuu palasista joiden on tarkoitus tehdä kehityksestä helpompaa ja estää virheiden tuottaminen.</text:p>
      <text:p text:style-name="P4">AMQP-yhteystiedot</text:p>
      <text:p text:style-name="P4"><text:span text:style-name="T1">Yhteystiedot viestipalvelimeen löytyvät käännösprofiileista 'rabbit' alkuisista properteista.</text:span></text:p>
      <text:p text:style-name="P4">Luokat</text:p>
      <text:p text:style-name="P8">Kaikki AMQP-viestien käsittelyyn liittyvät luokat löytyvät fi.uta.fsd.metkaAmqp-paketista. Paketin sisältöä puretaan tarkemmin myöhemmin.</text:p>
      <text:p text:style-name="P4">Viestimääritykset</text:p>
      <text:p text:style-name="P8">Viestin lähettämiseen tarvittavat määritykset kuten 'exchange' ja 'event' on pyritty mahdollisuuksien mukaan määrittämään 'amqp_messages.json'-tiedostossa. Jos viestin rakenne vaatii jonkin tiedostossa määritellyn tiedon uudelleenkirjoittamista viestin sisällön mukaan (tästä esimerkkinä viestiperhe D jossa viestin 'resource'-osa määrittyy viestin laukaisevan revisiodatan mukaan) ei tätä ole järkevästi voitu määrittää kyseiseen tiedostoon. Tällaiset erikoistapaukset tulevat ilmi tutkimalla viestinmuodostajia. Jos metodi 'buildRoutingKey' on ylikirjoitettu viestinmuodostajassa on mahdollista että jokin osa viestimäärityksistä muodostuu muuten kuin yllä mainitun tiedoston sisällön kautta. <text:s/></text:p>
      <text:p text:style-name="P4">Toiminta</text:p>
      <text:p text:style-name="P4"><text:span text:style-name="T1">Viestin lähetys koostuu ennaltamääritellyistä viestityypeistä 'MetkaMessageType', viestin rakentajista 'PayloadFactory' ja viestisisällöistä 'PayloadObject'. Näistä viestityypit ja viestin rakentajat luodaan vain kerran viestin lähettäjän 'Messenger' luonnin yhteydessä mutta viestisisällöt määritellään uudelleen aina viestin lähetyksen yhteydessä.</text:span></text:p>
      <text:p text:style-name="P6"><text:span text:style-name="T1">Generalisointi</text:span></text:p>
      <text:p text:style-name="P6"><text:span text:style-name="T2">Viestijärjestelmässä hyödynnetään rankasti Javan generics rakenteita jotka vähentävät huomattavasti viestin lähetykseen liittyvien virheiden mahdollisuutta. Genericsien avulla saadaan jo käännösvaiheessa varmuus siitä että viestit yritetään lähettää oikeilla viestisisällöillä jolloin yllättäviä ajonaikaisia virheitä vääristä viestisisällöistä ei pitäisi päästä syntymään.</text:span></text:p>
      <text:p text:style-name="P6"><text:span text:style-name="T1">Viestityyppi</text:span></text:p>
      <text:p text:style-name="P4"><text:span text:style-name="T3">M</text:span><text:span text:style-name="T1">etkaMessageType, eli viestityyppi </text:span><text:span text:style-name="T4">kerää yhteen viestin tunnistetiedot ja viestinmuodostajan. Tunnistetietojen perusteella viestille haetaan määritystiedot 'amqp_messages.json'-tiedostosta viestin lähetyksen yhteydessä. Viestityyppiin määriteltyä viestinmuodostajaa taas käytetään lähetyksen yhteydessä tuottamaan viestisisältö.</text:span></text:p>
      <text:p text:style-name="P7"><text:soft-page-break/><text:span text:style-name="T1">Viestinmuodostajat</text:span></text:p>
      <text:p text:style-name="P5"><text:span text:style-name="T1">'PayloadFactory'-rajapinta sekä 'PayloadFactoryBase'-luokka muodostavat pohjan viestinmuodostajille. Nämä objektit tuottavat sekä viestin lähetykseen tarvittavan 'routing key'-tiedon että varsinaisen viestin käyttäen lähetyksen yhteydessä annettua viestisisältö-objektia.</text:span></text:p>
      <text:p text:style-name="P5"><text:span text:style-name="T1">'PayloadFactoryBase' tuottaa viestisisällön toistuvat osat jotka ovat riippumattomia viestityypistä ja tätä pohjaa laajennetaan sitten viestityypistä riippuvilla viestinmuodostajilla jotka laajentavat 'PayloadFactoryBase'-luokkaa.</text:span></text:p>
      <text:p text:style-name="P7"><text:span text:style-name="T1">Viestisisällöt</text:span></text:p>
      <text:p text:style-name="P5"><text:span text:style-name="T1">'PayloadObject'-luokkaa laajentavat luokat. Nämä muodostavat sidoksen jonka avulla voidaan varmistaa että tiettyä viestityyppiä lähetettäessä viestille annetaan tarvittavat tiedot. Nämä luokat vaihtelevat täysin viestisisällön tarpeen mukaan mutta ideana on määrittää muuttumaton objekti jota viestinmuodostaja voi käyttää varsinaisen viestin tuottamise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asse Kulmala</meta:initial-creator>
    <meta:creation-date>2015-08-12T08:30:18.574209157</meta:creation-date>
    <dc:date>2015-08-12T08:54:29.247059847</dc:date>
    <dc:creator>Lasse Kulmala</dc:creator>
    <meta:editing-duration>PT7M40S</meta:editing-duration>
    <meta:editing-cycles>1</meta:editing-cycles>
    <meta:document-statistic meta:table-count="0" meta:image-count="0" meta:object-count="0" meta:page-count="2" meta:paragraph-count="20" meta:word-count="304" meta:character-count="3193" meta:non-whitespace-character-count="2907"/>
    <meta:generator>LibreOffice/4.3.6.2$Linux_X86_64 LibreOffice_project/430m0$Build-2</meta:generator>
  </office:meta>
</office:document-meta>
</file>